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Consolas, 'Courier New', monospace"/>
  </office:font-face-decls>
  <office:automatic-styles>
    <style:style style:name="P1" style:family="paragraph" style:parent-style-name="Standard">
      <style:text-properties officeooo:paragraph-rsid="0016b028"/>
    </style:style>
    <style:style style:name="P2" style:family="paragraph" style:parent-style-name="Standard">
      <style:text-properties officeooo:paragraph-rsid="00182143"/>
    </style:style>
    <style:style style:name="P3" style:family="paragraph" style:parent-style-name="Standard">
      <style:text-properties officeooo:paragraph-rsid="001a9db8"/>
    </style:style>
    <style:style style:name="P4" style:family="paragraph" style:parent-style-name="Standard">
      <style:text-properties officeooo:paragraph-rsid="001b13a3"/>
    </style:style>
    <style:style style:name="P5" style:family="paragraph" style:parent-style-name="Standard">
      <style:text-properties officeooo:paragraph-rsid="001e5f40"/>
    </style:style>
    <style:style style:name="P6" style:family="paragraph" style:parent-style-name="Standard">
      <style:text-properties officeooo:paragraph-rsid="00205aa0"/>
    </style:style>
    <style:style style:name="P7" style:family="paragraph" style:parent-style-name="Standard">
      <style:text-properties officeooo:paragraph-rsid="0022f757"/>
    </style:style>
    <style:style style:name="P8" style:family="paragraph" style:parent-style-name="Standard">
      <style:text-properties officeooo:paragraph-rsid="0024c01e"/>
    </style:style>
    <style:style style:name="P9" style:family="paragraph" style:parent-style-name="Standard">
      <style:text-properties officeooo:paragraph-rsid="0024e715"/>
    </style:style>
    <style:style style:name="P10" style:family="paragraph" style:parent-style-name="Standard">
      <style:text-properties officeooo:rsid="0024c01e" officeooo:paragraph-rsid="0024c01e"/>
    </style:style>
    <style:style style:name="P11" style:family="paragraph" style:parent-style-name="Standard">
      <style:text-properties officeooo:rsid="002662cb" officeooo:paragraph-rsid="002662cb"/>
    </style:style>
    <style:style style:name="P12" style:family="paragraph" style:parent-style-name="Standard">
      <style:text-properties fo:color="#ff0000" loext:opacity="100%" style:text-underline-style="none" fo:font-weight="normal" officeooo:rsid="002662cb" officeooo:paragraph-rsid="002662cb" style:font-weight-asian="normal" style:font-weight-complex="normal"/>
    </style:style>
    <style:style style:name="P13" style:family="paragraph" style:parent-style-name="Heading_20_3">
      <style:text-properties officeooo:paragraph-rsid="00205aa0"/>
    </style:style>
    <style:style style:name="P14" style:family="paragraph" style:parent-style-name="Text_20_body" style:list-style-name="L1"/>
    <style:style style:name="P15" style:family="paragraph" style:parent-style-name="Text_20_body">
      <style:text-properties officeooo:paragraph-rsid="0027e1de"/>
    </style:style>
    <style:style style:name="T1" style:family="text">
      <style:text-properties officeooo:rsid="0016b028"/>
    </style:style>
    <style:style style:name="T2" style:family="text">
      <style:text-properties fo:language="de" fo:country="DE" officeooo:rsid="0016b028"/>
    </style:style>
    <style:style style:name="T3" style:family="text">
      <style:text-properties fo:language="ru" fo:country="RU" officeooo:rsid="0016b028"/>
    </style:style>
    <style:style style:name="T4" style:family="text">
      <style:text-properties officeooo:rsid="00182143"/>
    </style:style>
    <style:style style:name="T5" style:family="text">
      <style:text-properties officeooo:rsid="001a9db8"/>
    </style:style>
    <style:style style:name="T6" style:family="text">
      <style:text-properties fo:language="de" fo:country="DE" officeooo:rsid="001a9db8"/>
    </style:style>
    <style:style style:name="T7" style:family="text">
      <style:text-properties fo:language="ru" fo:country="RU" officeooo:rsid="001a9db8"/>
    </style:style>
    <style:style style:name="T8" style:family="text">
      <style:text-properties fo:language="en" fo:country="US" officeooo:rsid="001a9db8"/>
    </style:style>
    <style:style style:name="T9" style:family="text">
      <style:text-properties fo:language="ru" fo:country="RU" officeooo:rsid="001b13a3"/>
    </style:style>
    <style:style style:name="T10" style:family="text">
      <style:text-properties fo:language="de" fo:country="DE" officeooo:rsid="001b13a3"/>
    </style:style>
    <style:style style:name="T11" style:family="text">
      <style:text-properties fo:language="ru" fo:country="RU" officeooo:rsid="001bd94f"/>
    </style:style>
    <style:style style:name="T12" style:family="text">
      <style:text-properties fo:language="ru" fo:country="RU" officeooo:rsid="001d70f9"/>
    </style:style>
    <style:style style:name="T13" style:family="text">
      <style:text-properties fo:language="ru" fo:country="RU" officeooo:rsid="001e5f40"/>
    </style:style>
    <style:style style:name="T14" style:family="text">
      <style:text-properties fo:language="de" fo:country="DE" officeooo:rsid="001e5f40"/>
    </style:style>
    <style:style style:name="T15" style:family="text">
      <style:text-properties fo:language="ru" fo:country="RU" officeooo:rsid="001e7a85"/>
    </style:style>
    <style:style style:name="T16" style:family="text">
      <style:text-properties fo:language="ru" fo:country="RU" officeooo:rsid="00205aa0"/>
    </style:style>
    <style:style style:name="T17" style:family="text">
      <style:text-properties fo:language="ru" fo:country="RU" officeooo:rsid="0021ab6a"/>
    </style:style>
    <style:style style:name="T18" style:family="text">
      <style:text-properties fo:language="en" fo:country="US" officeooo:rsid="0021ab6a"/>
    </style:style>
    <style:style style:name="T19" style:family="text">
      <style:text-properties fo:language="de" fo:country="DE" officeooo:rsid="0021ab6a"/>
    </style:style>
    <style:style style:name="T20" style:family="text">
      <style:text-properties fo:language="ru" fo:country="RU" officeooo:rsid="0022f757"/>
    </style:style>
    <style:style style:name="T21" style:family="text">
      <style:text-properties fo:language="ru" fo:country="RU" officeooo:rsid="0024c01e"/>
    </style:style>
    <style:style style:name="T22" style:family="text">
      <style:text-properties fo:language="ru" fo:country="RU" officeooo:rsid="0024e715"/>
    </style:style>
    <style:style style:name="T23" style:family="text">
      <style:text-properties officeooo:rsid="0024e715"/>
    </style:style>
    <style:style style:name="T24" style:family="text">
      <style:text-properties fo:language="ru" fo:country="RU" officeooo:rsid="0027e1de"/>
    </style:style>
    <style:style style:name="T25" style:family="text">
      <style:text-properties fo:language="ru" fo:country="RU" officeooo:rsid="0028427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Комплексный </text:span><text:span text:style-name="T2">commit </text:span><text:span text:style-name="T3">нескольких этапов разработки проекта:</text:span></text:p>
      <text:p text:style-name="P2"><text:span text:style-name="T3">- создан </text:span>минимальный генеративный проект на PyTorch + Hugging Face <text:span text:style-name="T1">с использованием датасета Tiny Shakespeare и tokenizer: GPT2Tokenizer</text:span>, Обучение: Прогоняет данные через модельTransformerDecoder (decoder-only, как GPT), считает CrossEntropyLoss, обновляет веса. <text:span text:style-name="T4">Логирование через </text:span><text:span text:style-name="Strong_20_Emphasis">wandb. </text:span>Сохраняет обученные веса в <text:span text:style-name="Source_20_Text">tiny_decoder.pt</text:span></text:p>
      <text:p text:style-name="P2"><text:span text:style-name="Source_20_Text">-</text:span><text:span text:style-name="Source_20_Text"><text:span text:style-name="T5">добавлен блок генерации текста с </text:span></text:span><text:span text:style-name="Source_20_Text"><text:span text:style-name="T6">argmax</text:span></text:span></text:p>
      <text:p text:style-name="P3"><text:span text:style-name="Source_20_Text"><text:span text:style-name="T7"/></text:span></text:p>
      <text:p text:style-name="P4"><text:span text:style-name="Source_20_Text"><text:span text:style-name="T7">- проведен ряд экспериментов с целью понижения </text:span></text:span><text:span text:style-name="Source_20_Text"><text:span text:style-name="T8">train_loss и </text:span></text:span><text:span text:style-name="Source_20_Text"><text:span text:style-name="T6">val_loss, </text:span></text:span><text:span text:style-name="Source_20_Text"><text:span text:style-name="T9">предпринята попытка убрать эффект переобучения. Для всего этого:</text:span></text:span><text:span text:style-name="Source_20_Text"><text:span text:style-name="T6"> </text:span></text:span><text:span text:style-name="Source_20_Text"><text:span text:style-name="T9">варьировались train_ids и</text:span></text:span><text:span text:style-name="Source_20_Text"><text:span text:style-name="T10"> val_ids: 2000, </text:span></text:span><text:span text:style-name="Source_20_Text"><text:span text:style-name="T9">5000, 10000; </text:span></text:span><text:span text:style-name="Source_20_Text"><text:span text:style-name="T7">изменялись размеры block_size 128-64-256; </text:span></text:span><text:span text:style-name="Source_20_Text"><text:span text:style-name="T9">варьировалось </text:span></text:span><text:span text:style-name="Source_20_Text"><text:span text:style-name="T7">количество эпох 2-5; добавлен Dropout; изменен параметр p=0.1 в Dropout на</text:span></text:span><text:span text:style-name="Source_20_Text"><text:span text:style-name="T8"> 0.2; </text:span></text:span><text:span text:style-name="Source_20_Text"><text:span text:style-name="T7">уменьшен размер d_model с </text:span></text:span><text:span text:style-name="Source_20_Text"><text:span text:style-name="T6">128 н</text:span></text:span><text:span text:style-name="Source_20_Text"><text:span text:style-name="T7">а</text:span></text:span><text:span text:style-name="Source_20_Text"><text:span text:style-name="T6"> 64,</text:span></text:span></text:p>
      <text:p text:style-name="P4"><text:span text:style-name="Source_20_Text"><text:span text:style-name="T6">-</text:span></text:span><text:span text:style-name="Source_20_Text"><text:span text:style-name="T7">добавлена функция выбора режима работы программы пользователем: обучение или генерация текста на основе уже обученой ранее модели</text:span></text:span></text:p>
      <text:p text:style-name="P4"><text:span text:style-name="Source_20_Text"><text:span text:style-name="T9">- для улучшения генерации </text:span></text:span><text:span text:style-name="Source_20_Text"><text:span text:style-name="T11">д</text:span></text:span><text:span text:style-name="Source_20_Text"><text:span text:style-name="T8">обавим sampling с top_k, </text:span></text:span><text:span text:style-name="Source_20_Text"><text:span text:style-name="T12">(</text:span></text:span><text:span text:style-name="Source_20_Text"><text:span text:style-name="T8">top_p</text:span></text:span><text:span text:style-name="Source_20_Text"><text:span text:style-name="T12">)</text:span></text:span><text:span text:style-name="Source_20_Text"><text:span text:style-name="T8">, temperature.</text:span></text:span></text:p>
      <text:p text:style-name="P4"><text:span text:style-name="Source_20_Text"><text:span text:style-name="T8"/></text:span></text:p>
      <text:p text:style-name="P4"><text:span text:style-name="Source_20_Text"><text:span text:style-name="T13">Программа адаптирована для использования при обучении</text:span></text:span><text:span text:style-name="Source_20_Text"><text:span text:style-name="T8"> device </text:span></text:span><text:span text:style-name="Source_20_Text"><text:span text:style-name="T14">GPU</text:span></text:span><text:span text:style-name="Source_20_Text"><text:span text:style-name="T8">: cuda, </text:span></text:span><text:span text:style-name="Source_20_Text"><text:span text:style-name="T13">для этого так же проведена инсталляция sympy-1.13.3 torch-2.7.0+cu118 torchaudio-2.7.0+cu118 torchvision-0.22.0+cu118</text:span></text:span></text:p>
      <text:p text:style-name="P4"><text:span text:style-name="Source_20_Text"><text:span text:style-name="T8"/></text:span></text:p>
      <text:p text:style-name="P5"><text:span text:style-name="Source_20_Text"><text:span text:style-name="T13">2. </text:span></text:span><text:span text:style-name="Source_20_Text"><text:span text:style-name="T15">в программу </text:span></text:span><text:span text:style-name="Source_20_Text"><text:span text:style-name="T13">встро</text:span></text:span><text:span text:style-name="Source_20_Text"><text:span text:style-name="T15">ен</text:span></text:span><text:span text:style-name="Source_20_Text"><text:span text:style-name="T13"> schedule</text:span></text:span><text:span text:style-name="Source_20_Text"><text:span text:style-name="T15">r -</text:span></text:span><text:span text:style-name="Source_20_Text"><text:span text:style-name="T13"> ReduceLROnPlateau </text:span></text:span><text:span text:style-name="Source_20_Text"><text:span text:style-name="T15">с</text:span></text:span><text:span text:style-name="Source_20_Text"><text:span text:style-name="T13"> логированием изменения learning_rate в wandb</text:span></text:span></text:p>
      <text:p text:style-name="P5"><text:span text:style-name="Source_20_Text"><text:span text:style-name="T13"/></text:span></text:p>
      <text:p text:style-name="P6"><text:span text:style-name="Source_20_Text"><text:span text:style-name="T16">3. </text:span></text:span><text:span text:style-name="Source_20_Text"><text:span text:style-name="T17">увеличил t</text:span></text:span><text:span text:style-name="Source_20_Text"><text:span text:style-name="T18">rain_ids</text:span></text:span><text:span text:style-name="Source_20_Text"><text:span text:style-name="T17"> с 5000 до </text:span></text:span><text:span text:style-name="Source_20_Text"><text:span text:style-name="T19">20000, </text:span></text:span><text:span text:style-name="Source_20_Text"><text:span text:style-name="T16">добавил в CrossEntropyLoss label_smoothing=0.1</text:span></text:span></text:p>
      <text:p text:style-name="P6"><text:span text:style-name="Source_20_Text"><text:span text:style-name="T16"/></text:span></text:p>
      <text:p text:style-name="P7"><text:span text:style-name="Source_20_Text"><text:span text:style-name="T20">4. adding positional embeddings to TinyDecoder</text:span></text:span></text:p>
      <text:p text:style-name="P7"><text:span text:style-name="Source_20_Text"><text:span text:style-name="T20"/></text:span></text:p>
      <text:p text:style-name="P8"><text:span text:style-name="Source_20_Text"><text:span text:style-name="T21">Новая модель, изменения:</text:span></text:span></text:p>
      <text:p text:style-name="P9"><text:span text:style-name="Source_20_Text"><text:span text:style-name="T21">1.Нужно подать в memory фиктивный тензор, например такой же, как x, но с нулями.</text:span></text:span></text:p>
      <text:p text:style-name="P9"><text:span text:style-name="Source_20_Text"><text:span text:style-name="T21">📌 Исправление в forward() твоей модели:</text:span></text:span></text:p>
      <text:p text:style-name="P9"><text:span text:style-name="Source_20_Text"><text:span text:style-name="T21"/></text:span></text:p>
      <text:p text:style-name="P9"><text:span text:style-name="Source_20_Text"><text:span text:style-name="T22">2. </text:span></text:span><text:span text:style-name="Source_20_Text"><text:span text:style-name="T21">Вставка для очистки GPU-памяти в PyTorch</text:span></text:span></text:p>
      <text:p text:style-name="P9"><text:span text:style-name="Source_20_Text"><text:span text:style-name="T21">Команда <text:s/>Что делает</text:span></text:span></text:p>
      <text:p text:style-name="P9"><text:span text:style-name="Source_20_Text"><text:span text:style-name="T21">gc.collect() <text:s/>Чистит неиспользуемые объекты в Python (CPU)</text:span></text:span></text:p>
      <text:p text:style-name="P9"><text:span text:style-name="Source_20_Text"><text:span text:style-name="T21">torch.cuda.empty_cache() <text:s/>Очищает кеш памяти CUDA (освобождает VRAM)</text:span></text:span></text:p>
      <text:p text:style-name="P9"><text:span text:style-name="Source_20_Text"><text:span text:style-name="T21">torch.cuda.ipc_collect() <text:s/>Чистит IPC ресурсы между процессами (безопасно)</text:span></text:span></text:p>
      <text:p text:style-name="P9"><text:span text:style-name="Source_20_Text"><text:span text:style-name="T21"/></text:span></text:p>
      <text:p text:style-name="P10"><text:span text:style-name="T23">3</text:span>. # Сохраняем модель для каждой эпохи</text:p>
      <text:p text:style-name="P11">4. добавим возможность выбора версии модели в generate()?</text:p>
      <text:p text:style-name="P11">Типа:</text:p>
      <text:p text:style-name="P11"/>
      <text:p text:style-name="P11">«Какой файл модели загрузить? (по умолчанию: my_model.pt)» Добавим в generate() возможность выбора файла модели перед запуском генерации, чтобы ты мог сам указать, например:</text:p>
      <text:p text:style-name="P11"/>
      <text:p text:style-name="P11">my_model.pt — финальная модель</text:p>
      <text:p text:style-name="P11"/>
      <text:p text:style-name="P11"><text:soft-page-break/>model_epoch_3.pt — промежуточная</text:p>
      <text:p text:style-name="P11"/>
      <text:p text:style-name="P11">model_epoch_5.pt — "лучшая" по твоему мнению</text:p>
      <text:p text:style-name="P11"/>
      <text:p text:style-name="P12">Теперь генерация выглядит так:</text:p>
      <text:p text:style-name="P10"/>
      <text:p text:style-name="P10">Укажите путь к файлу модели (Enter для 'my_model.pt'): model_epoch_3.pt</text:p>
      <text:p text:style-name="P10">Введите начальный текст: When the sun rises</text:p>
      <text:p text:style-name="P10">Температура (например 1.0): 0.8</text:p>
      <text:p text:style-name="P10">Top-k (0 = без ограничения): 40</text:p>
      <text:p text:style-name="P10">Сколько токенов сгенерировать? 100</text:p>
      <text:p text:style-name="P10"/>
      <text:p text:style-name="P6"><text:span text:style-name="Source_20_Text"><text:span text:style-name="T16">changes:<text:line-break/>1. we feed a fictitious tensor into memory, for example, the same as x, but with zeros.<text:line-break/>Correction in the forward() model:<text:line-break/><text:line-break/>2. Insert to clean up GPU memory in Pwtorch<text:line-break/>Team <text:line-break/>gc.collect() cleans up unused objects in Python (CPU)<text:line-break/>torch.cuda.empty_cache() Cleans up the CUDA memory cache (frees up VRAM)<text:line-break/>torch.cuda.ipc_collect() Cleans up IPC resources between processes (safely)<text:line-break/><text:line-break/>3. # Save the model for each epoch<text:line-break/>4. add the option to select the model version in generate()?<text:line-break/>Like, "Which model file should I upload? (by default: my_model.pt )" Let's add to generate() the ability to select the model file before starting generation, so that you can specify yourself, for example: my_model.pt — the final model</text:span></text:span></text:p>
      <text:h text:style-name="P13" text:outline-level="3"><text:span text:style-name="Source_20_Text"><text:span text:style-name="T16">Хочешь попробовать следующий шаг?</text:span></text:span></text:h>
      <text:list text:style-name="L1">
        <text:list-item>
          <text:p text:style-name="P14">Ввести <text:span text:style-name="Strong_20_Emphasis">более осмысленный промпт</text:span>, например:</text:p>
          <text:list>
            <text:list-item>
              <text:p text:style-name="P14"><text:span text:style-name="Source_20_Text">"Once upon a time in a kingdom far away"</text:span></text:p>
            </text:list-item>
            <text:list-item>
              <text:p text:style-name="P14"><text:span text:style-name="Source_20_Text">"The secret to happiness is hidden in"</text:span></text:p>
            </text:list-item>
          </text:list>
        </text:list-item>
        <text:list-item>
          <text:p text:style-name="P14">Или ввести <text:span text:style-name="Strong_20_Emphasis">вопрос в стиле open-ended</text:span>:<text:line-break/><text:span text:style-name="Source_20_Text">"What is the greatest challenge humanity faces?"</text:span></text:p>
        </text:list-item>
      </text:list>
      <text:p text:style-name="Text_20_body"><text:span text:style-name="Source_20_Text"/></text:p>
      <text:p text:style-name="P15"><text:span text:style-name="Source_20_Text"><text:span text:style-name="T24">В связи с тем что в первом варианте модели во время обучения постоянно возникал эффект переобучения и генерация была так же мало осмысленна, модель заново переписана. В частности в ней была использована модель MyDecoderModel вместо TinyDecoder. </text:span></text:span><text:span text:style-name="Source_20_Text"><text:span text:style-name="T25">И и</text:span></text:span><text:span text:style-name="Source_20_Text"><text:span text:style-name="T24">спользован AutoTokenizer вместо прямого GPT2Tokenizer. </text:span></text:span>Изменения в гиперпараметрах архитектуры трансформера: <text:span text:style-name="Source_20_Text">d_model=256</text:span>, <text:span text:style-name="Source_20_Text">nhead=4</text:span>, <text:span text:style-name="Source_20_Text">num_layers=4</text:span>, <text:span text:style-name="Source_20_Text">dim_feedforward=512</text:span>, <text:span text:style-name="Source_20_Text">dropout=0.1</text:span>. Ограничение максимальной длины входной последовательности: <text:span text:style-name="Source_20_Text">max_seq_len=128</text:span> (с последующим переопределением <text:span text:style-name="Source_20_Text">MAX_SEQ_LEN</text:span> до 256 для расширения контекста). Новый способ подготовки данных: <text:soft-page-break/>разбиение датасета на последовательности фиксированной длины через функцию <text:span text:style-name="Source_20_Text">chunk_dataset</text:span>. Применение фиксированного размера блока (<text:span text:style-name="Source_20_Text">BLOCK_SIZE</text:span>) для каждого образца вместо прежнего подхода с переменными пределами длины (например, 20000/5000 токенов).</text:p>
      <text:p text:style-name="P15"><text:span text:style-name="Source_20_Text"><text:span text:style-name="T24"><text:s/></text:span></text:span></text:p>
      <text:p text:style-name="P6"><text:span text:style-name="Source_20_Text"><text:span text:style-name="T16">Due to the fact that in the first version of the model, the effect of overfitting constantly occurred during training and the generation was just as meaningless, the model was rewritten. In particular, it used the MyDecoderModel model instead of Tridecoder. And AutoTokenizer is used instead of direct GPT2Tokenizer. Changes to the transformer architecture hyperparameters: d_model=256, nhead=4, num_layers=4, dim_feedforward=512, dropout=0.1. Limiting the maximum length of the input sequence: max_seq_len=128 (with subsequent redefinition of MAX_SEQ_LEN to 256 to expand the context). A new way to prepare data: splitting the dataset into fixed-length sequences using the chunk_dataset function. Applying a fixed block size (BLOCK_SIZE) for each sample instead of the previous approach with variable length limits (for example, 20,000/5,000 tokens). changes:</text:span></text:span></text:p>
      <text:p text:style-name="P6"><text:span text:style-name="Source_20_Text"><text:span text:style-name="T16"/></text:span></text:p>
      <text:p text:style-name="P5"><text:span text:style-name="Source_20_Text"><text:span text:style-name="T1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4:34:23.425000000</meta:creation-date>
    <dc:date>2025-04-25T00:36:40.631000000</dc:date>
    <meta:editing-duration>P1DT1H50M10S</meta:editing-duration>
    <meta:editing-cycles>17</meta:editing-cycles>
    <meta:generator>LibreOffice/24.8.6.2$Windows_X86_64 LibreOffice_project/6d98ba145e9a8a39fc57bcc76981d1fb1316c60c</meta:generator>
    <meta:document-statistic meta:table-count="0" meta:image-count="0" meta:object-count="0" meta:page-count="3" meta:paragraph-count="40" meta:word-count="686" meta:character-count="5113" meta:non-whitespace-character-count="4458"/>
  </office:meta>
</office:document-meta>
</file>